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78aa"/>
    </style:style>
    <style:style style:name="P2" style:family="paragraph" style:parent-style-name="Standard">
      <style:text-properties officeooo:paragraph-rsid="00102190"/>
    </style:style>
    <style:style style:name="T1" style:family="text">
      <style:text-properties officeooo:rsid="000d78aa"/>
    </style:style>
    <style:style style:name="T2" style:family="text">
      <style:text-properties officeooo:rsid="0010219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ise n fall time due to various capacitive load <text:s/></text:span><text:span text:style-name="T2">non ideal step input</text:span></text:p>
      <text:p text:style-name="P1"><text:span text:style-name="T1"/></text:p>
      <text:p text:style-name="P1"><draw:frame draw:style-name="fr1" draw:name="Object1" text:anchor-type="paragraph" svg:width="11.289cm" svg:height="3.45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Rise n fall time due to various capacitive load </text:span><text:span text:style-name="T2"><text:s/>ideal step input</text:span></text:p>
      <text:p text:style-name="P2"><draw:frame draw:style-name="fr2" draw:name="Object2" text:anchor-type="paragraph" svg:width="11.289cm" svg:height="3.018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23:14:32</meta:creation-date>
    <dc:date>2014-04-23T00:05:46</dc:date>
    <meta:editing-duration>PT5M21S</meta:editing-duration>
    <meta:editing-cycles>1</meta:editing-cycles>
    <meta:document-statistic meta:table-count="0" meta:image-count="0" meta:object-count="2" meta:page-count="1" meta:paragraph-count="2" meta:word-count="25" meta:character-count="134" meta:non-whitespace-character-count="109"/>
    <meta:generator>LibreOffice/3.6$Linux_x86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capa</text:p>
          </table:table-cell>
          <table:table-cell office:value-type="string">
            <text:p>rise time</text:p>
          </table:table-cell>
          <table:table-cell office:value-type="string">
            <text:p>fall time</text:p>
          </table:table-cell>
          <table:table-cell office:value-type="string">
            <text:p>prop delay</text:p>
          </table:table-cell>
          <table:table-cell office:value-type="string">
            <text:p>peak power</text:p>
          </table:table-cell>
        </table:table-row>
        <table:table-row table:style-name="ro1">
          <table:table-cell office:value-type="string">
            <text:p>X_1p</text:p>
          </table:table-cell>
          <table:table-cell office:value-type="string">
            <text:p>19us</text:p>
          </table:table-cell>
          <table:table-cell office:value-type="string">
            <text:p>17us</text:p>
          </table:table-cell>
          <table:table-cell office:value-type="string">
            <text:p>2.2us</text:p>
          </table:table-cell>
          <table:table-cell office:value-type="string">
            <text:p>5.5uw</text:p>
          </table:table-cell>
        </table:table-row>
        <table:table-row table:style-name="ro1">
          <table:table-cell office:value-type="string">
            <text:p>y_100p</text:p>
          </table:table-cell>
          <table:table-cell table:number-columns-repeated="2" office:value-type="string">
            <text:p>24us</text:p>
          </table:table-cell>
          <table:table-cell office:value-type="string">
            <text:p>12us</text:p>
          </table:table-cell>
          <table:table-cell office:value-type="string">
            <text:p>0.11mw</text:p>
          </table:table-cell>
        </table:table-row>
        <table:table-row table:style-name="ro1">
          <table:table-cell office:value-type="string">
            <text:p>z_5n</text:p>
          </table:table-cell>
          <table:table-cell office:value-type="string">
            <text:p>0.205 ms</text:p>
          </table:table-cell>
          <table:table-cell office:value-type="string">
            <text:p>0.207 ms</text:p>
          </table:table-cell>
          <table:table-cell office:value-type="string">
            <text:p>0.11ms</text:p>
          </table:table-cell>
          <table:table-cell office:value-type="string">
            <text:p>0.4uw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0000-00-00T23:47:0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 office:value-type="string">
            <text:p>capa</text:p>
          </table:table-cell>
          <table:table-cell office:value-type="string">
            <text:p>rise time</text:p>
          </table:table-cell>
          <table:table-cell office:value-type="string">
            <text:p>fall time</text:p>
          </table:table-cell>
          <table:table-cell office:value-type="string">
            <text:p>prop delay</text:p>
          </table:table-cell>
          <table:table-cell office:value-type="string">
            <text:p>peak power</text:p>
          </table:table-cell>
        </table:table-row>
        <table:table-row table:style-name="ro2">
          <table:table-cell office:value-type="string">
            <text:p>X_1p</text:p>
          </table:table-cell>
          <table:table-cell office:value-type="string">
            <text:p>1.8us</text:p>
          </table:table-cell>
          <table:table-cell office:value-type="string">
            <text:p>0.1us</text:p>
          </table:table-cell>
          <table:table-cell office:value-type="string">
            <text:p>8us</text:p>
          </table:table-cell>
          <table:table-cell office:value-type="string">
            <text:p>40uw</text:p>
          </table:table-cell>
        </table:table-row>
        <table:table-row table:style-name="ro2">
          <table:table-cell office:value-type="string">
            <text:p>y_100p</text:p>
          </table:table-cell>
          <table:table-cell office:value-type="string">
            <text:p>7.3us</text:p>
          </table:table-cell>
          <table:table-cell office:value-type="string">
            <text:p>4.1us</text:p>
          </table:table-cell>
          <table:table-cell office:value-type="string">
            <text:p>10us</text:p>
          </table:table-cell>
          <table:table-cell office:value-type="string">
            <text:p>0.5mw</text:p>
          </table:table-cell>
        </table:table-row>
        <table:table-row table:style-name="ro2">
          <table:table-cell office:value-type="string">
            <text:p>z_5n</text:p>
          </table:table-cell>
          <table:table-cell table:number-columns-repeated="2" office:value-type="string">
            <text:p>0.2ms</text:p>
          </table:table-cell>
          <table:table-cell office:value-type="string">
            <text:p>100us</text:p>
          </table:table-cell>
          <table:table-cell office:value-type="string">
            <text:p>0.6mw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00:04: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